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Shaylynn Peters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1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Natalie Fun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alyna Neudorf</text:p>
          </table:table-cell>
          <table:covered-table-cell table:style-name="ce19" table:content-validation-name="val2"/>
          <table:table-cell table:number-columns-repeated="10" table:style-name="ce26"/>
          <table:table-cell table:style-name="ce26" office:value-type="string">
            <text:p>mb</text:p>
          </table:table-cell>
          <table:table-cell table:number-columns-repeated="4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Cassidy Wurtz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shton Loewen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aylee Gerbrandt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number-columns-repeated="11"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oy Okere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 office:value-type="float" office:value="40">
            <text:p>4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30">
            <text:p>30</text:p>
          </table:table-cell>
          <table:table-cell table:style-name="ce20" table:formula="of:=[Calculations.R58]" office:value-type="float" office:value="50">
            <text:p>5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na Hein 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e</text:p>
          </table:table-cell>
          <table:table-cell table:style-name="ce28"/>
          <table:table-cell table:number-columns-repeated="2" table:style-name="ce28" office:value-type="string">
            <text:p>c</text:p>
          </table:table-cell>
          <table:table-cell table:number-columns-repeated="5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Nitasha Gib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eff SAados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 office:value-type="float" office:value="80">
            <text:p>80</text:p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00">
            <text:p>10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7" table:style-name="ce29"/>
          <table:table-cell table:style-name="ce29" office:value-type="string">
            <text:p>x</text:p>
          </table:table-cell>
          <table:table-cell table:number-columns-repeated="3" table:style-name="ce29"/>
          <table:table-cell table:number-columns-repeated="2"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091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4">
            <text:p>Quiz A4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1">
            <text:p>Rosthern 1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3">
            <text:p>3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Westgate 3">
            <text:p>Westgate 3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50">
            <text:p>50</text:p>
          </table:table-cell>
          <table:table-cell table:style-name="ce58" table:formula="of:=[Calculations.AE17]" office:value-type="float" office:value="5">
            <text:p>5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Outlook 1">
            <text:p>Outlook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2">
            <text:p>12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Shaylynn Peters">
            <text:p>Shaylynn Peters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 office:value-type="string" office:string-value="c">
            <text:p>c</text:p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Natalie Funk">
            <text:p>Natalie Funk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alyna Neudorf">
            <text:p>Jalyna Neudorf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 office:value-type="string" office:string-value="mb">
            <text:p>mb</text:p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Cassidy Wurtz">
            <text:p>Cassidy Wurtz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Westgate 3">
            <text:p>Westgat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shton Loewen">
            <text:p>Ashton Loewen</text:p>
          </table:table-cell>
          <table:table-cell table:formula="of:=[Calculations.B53]" office:value-type="float" office:value="10">
            <text:p>10</text:p>
          </table:table-cell>
          <table:table-cell table:style-name="ce60" table:formula="of:=[Calculations.C53]" office:value-type="float" office:value="2">
            <text:p>2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 office:value-type="string" office:string-value="e">
            <text:p>e</text:p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e">
            <text:p>e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aylee Gerbrandt">
            <text:p>Kaylee Gerbrandt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e">
            <text:p>e</text:p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oy Okereke">
            <text:p>Joy Okerek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 office:value-type="float" office:value="40">
            <text:p>4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30">
            <text:p>30</text:p>
          </table:table-cell>
          <table:table-cell table:style-name="ce65" table:formula="of:=[Calculations.R58]" office:value-type="float" office:value="50">
            <text:p>5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Outlook 1">
            <text:p>Outloo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na Hein ">
            <text:p>Ana Hein </text:p>
          </table:table-cell>
          <table:table-cell table:formula="of:=[Calculations.B104]" office:value-type="float" office:value="60">
            <text:p>6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 office:value-type="string" office:string-value="c">
            <text:p>c</text:p>
          </table:table-cell>
          <table:table-cell table:style-name="ce67" table:formula="of:=[Calculations.G104]">
            <text:p/>
          </table:table-cell>
          <table:table-cell table:style-name="ce67" table:formula="of:=[Calculations.H104]" office:value-type="string" office:string-value="e">
            <text:p>e</text:p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 office:value-type="string" office:string-value="c">
            <text:p>c</text:p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Nitasha Gibson">
            <text:p>Nitasha Gibso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eff SAados">
            <text:p>Jeff SAados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1">
            <text:p>1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 office:value-type="string" office:string-value="e">
            <text:p>e</text:p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c">
            <text:p>c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 office:value-type="float" office:value="80">
            <text:p>80</text:p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00">
            <text:p>10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4">
            <text:p>A4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Westgate 3">
            <text:p>Westgate 3</text:p>
          </table:table-cell>
          <table:table-cell table:style-name="ce9" table:formula="of:=CONCATENATE([$Quiz.$C$3];[$Quiz.$D$3])" office:value-type="string" office:string-value="A4">
            <text:p>A4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50">
            <text:p>50</text:p>
          </table:table-cell>
          <table:table-cell table:style-name="ce24" table:formula="of:=[Calculations.AE17]" office:value-type="float" office:value="5">
            <text:p>5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Outlook 1">
            <text:p>Outlook 1</text:p>
          </table:table-cell>
          <table:table-cell table:style-name="ce9" table:formula="of:=CONCATENATE([$Quiz.$C$3];[$Quiz.$D$3])" office:value-type="string" office:string-value="A4">
            <text:p>A4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2">
            <text:p>12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Shaylynn Peters">
            <text:p>Shaylynn Peters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atalie Funk">
            <text:p>Natalie Funk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alyna Neudorf">
            <text:p>Jalyna Neudorf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Cassidy Wurtz">
            <text:p>Cassidy Wurtz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shton Loewen">
            <text:p>Ashton Loewen</text:p>
          </table:table-cell>
          <table:table-cell table:style-name="ce24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3]" office:value-type="float" office:value="10">
            <text:p>10</text:p>
          </table:table-cell>
          <table:table-cell table:style-name="ce24" table:formula="of:=[Calculations.C53]" office:value-type="float" office:value="2">
            <text:p>2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ylee Gerbrandt">
            <text:p>Kaylee Gerbrandt</text:p>
          </table:table-cell>
          <table:table-cell table:style-name="ce24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oy Okereke">
            <text:p>Joy Okereke</text:p>
          </table:table-cell>
          <table:table-cell table:style-name="ce24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na Hein ">
            <text:p>Ana Hein 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4]" office:value-type="float" office:value="60">
            <text:p>6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Nitasha Gibson">
            <text:p>Nitasha Gibson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eff SAados">
            <text:p>Jeff SAados</text:p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1">
            <text:p>1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Outlook 1">
            <text:p>Outlook 1</text:p>
          </table:table-cell>
          <table:table-cell table:formula="of:=CONCATENATE([$Quiz.$C$3];[$Quiz.$D$3])" office:value-type="string" office:string-value="A4">
            <text:p>A4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Shaylynn Peters">
            <text:p>Shaylynn Peters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 office:value-type="string" office:string-value="c">
            <text:p>c</text:p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atalie Funk">
            <text:p>Natalie Funk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alyna Neudorf">
            <text:p>Jalyna Neudorf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 office:value-type="string" office:string-value="mb">
            <text:p>mb</text:p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Cassidy Wurtz">
            <text:p>Cassidy Wurtz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3">
            <text:p>Westgate 3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5">
            <text:p>5</text:p>
          </table:table-cell>
          <table:table-cell table:style-name="ce78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Outlook 1">
            <text:p>Outlook 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1">
            <text:p>Rosther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3">
            <text:p>Westgate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Outlook 1">
            <text:p>Outlook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3">
            <text:p>3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Westgate 3">
            <text:p>Westgate 3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HLOOKUP([.AC17];TotalPoints;3)" office:value-type="float" office:value="5">
            <text:p>5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Outlook 1">
            <text:p>Outlook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2">
            <text:p>12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true">
            <text:p>TRU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Westgate 3">
            <text:p>Westgat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shton Loewen">
            <text:p>Ashton Loewen</text:p>
          </table:table-cell>
          <table:table-cell table:style-name="ce77" table:formula="of:=[.S61]*20+[.Z61]+[.Z73]+[.Z83]" office:value-type="float" office:value="10">
            <text:p>10</text:p>
          </table:table-cell>
          <table:table-cell table:style-name="ce77" table:formula="of:=[.S73]" office:value-type="float" office:value="2">
            <text:p>2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 office:value-type="string" office:string-value="e">
            <text:p>e</text:p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e">
            <text:p>e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ylee Gerbrandt">
            <text:p>Kaylee Gerbrandt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 office:value-type="string" office:string-value="e">
            <text:p>e</text:p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oy Okereke">
            <text:p>Joy Okerek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 office:value-type="float" office:value="40">
            <text:p>4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30">
            <text:p>30</text:p>
          </table:table-cell>
          <table:table-cell table:style-name="ce78" table:formula="of:=IF([.R92]=0;&quot;&quot;;[.R93])" office:value-type="float" office:value="50">
            <text:p>5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1">
            <text:p>1</text:p>
          </table:table-cell>
          <table:table-cell table:formula="of:=IF(LOWER([.F54])=&quot;e&quot;;[.E74]+1;[.E74])" office:value-type="float" office:value="1">
            <text:p>1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true">
            <text:p>TRU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Outlook 1">
            <text:p>Outloo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na Hein ">
            <text:p>Ana Hein </text:p>
          </table:table-cell>
          <table:table-cell table:style-name="ce77" table:formula="of:=[.S112]*20+[.Z112]+[.Z124]+[.Z134]" office:value-type="float" office:value="60">
            <text:p>6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 office:value-type="string" office:string-value="c">
            <text:p>c</text:p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 office:value-type="string" office:string-value="e">
            <text:p>e</text:p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 office:value-type="string" office:string-value="c">
            <text:p>c</text:p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Nitasha Gibson">
            <text:p>Nitasha Gibso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eff SAados">
            <text:p>Jeff SAados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1">
            <text:p>1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 office:value-type="string" office:string-value="e">
            <text:p>e</text:p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c">
            <text:p>c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 office:value-type="float" office:value="80">
            <text:p>80</text:p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00">
            <text:p>10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2">
            <text:p>2</text:p>
          </table:table-cell>
          <table:table-cell table:formula="of:=IF(LOWER([.K104])=&quot;c&quot;;[.J112]+1;[.J112])" office:value-type="float" office:value="3">
            <text:p>3</text:p>
          </table:table-cell>
          <table:table-cell table:formula="of:=IF(LOWER([.L104])=&quot;c&quot;;[.K112]+1;[.K112])" office:value-type="float" office:value="3">
            <text:p>3</text:p>
          </table:table-cell>
          <table:table-cell table:formula="of:=IF(LOWER([.M104])=&quot;c&quot;;[.L112]+1;[.L112])" office:value-type="float" office:value="3">
            <text:p>3</text:p>
          </table:table-cell>
          <table:table-cell table:formula="of:=IF(LOWER([.N104])=&quot;c&quot;;[.M112]+1;[.M112])" office:value-type="float" office:value="3">
            <text:p>3</text:p>
          </table:table-cell>
          <table:table-cell table:formula="of:=IF(LOWER([.O104])=&quot;c&quot;;[.N112]+1;[.N112])" office:value-type="float" office:value="3">
            <text:p>3</text:p>
          </table:table-cell>
          <table:table-cell table:formula="of:=IF(LOWER([.P104])=&quot;c&quot;;[.O112]+1;[.O112])" office:value-type="float" office:value="3">
            <text:p>3</text:p>
          </table:table-cell>
          <table:table-cell table:formula="of:=IF(LOWER([.Q104])=&quot;c&quot;;[.P112]+1;[.P112])" office:value-type="float" office:value="3">
            <text:p>3</text:p>
          </table:table-cell>
          <table:table-cell table:formula="of:=IF(LOWER([.R104])=&quot;c&quot;;[.Q112]+1;[.Q112])" office:value-type="float" office:value="3">
            <text:p>3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1">
            <text:p>1</text:p>
          </table:table-cell>
          <table:table-cell table:formula="of:=IF(LOWER([.N106])=&quot;e&quot;;[.M126]+1;[.M126])" office:value-type="float" office:value="1">
            <text:p>1</text:p>
          </table:table-cell>
          <table:table-cell table:formula="of:=IF(LOWER([.O106])=&quot;e&quot;;[.N126]+1;[.N126])" office:value-type="float" office:value="1">
            <text:p>1</text:p>
          </table:table-cell>
          <table:table-cell table:formula="of:=IF(LOWER([.P106])=&quot;e&quot;;[.O126]+1;[.O126])" office:value-type="float" office:value="1">
            <text:p>1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1">
            <text:p>1</text:p>
          </table:table-cell>
          <table:table-cell table:formula="of:=IF(LOWER([.T106])=&quot;e&quot;;[.S126]+1;[.S126])" office:value-type="float" office:value="1">
            <text:p>1</text:p>
          </table:table-cell>
          <table:table-cell table:formula="of:=IF(LOWER([.U106])=&quot;e&quot;;[.T126]+1;[.T126])" office:value-type="float" office:value="1">
            <text:p>1</text:p>
          </table:table-cell>
          <table:table-cell table:formula="of:=IF(LOWER([.V106])=&quot;e&quot;;[.U126]+1;[.U126])" office:value-type="float" office:value="1">
            <text:p>1</text:p>
          </table:table-cell>
          <table:table-cell table:formula="of:=IF(LOWER([.W106])=&quot;e&quot;;[.V126]+1;[.V126])" office:value-type="float" office:value="1">
            <text:p>1</text:p>
          </table:table-cell>
          <table:table-cell table:formula="of:=IF(LOWER([.X106])=&quot;e&quot;;[.W126]+1;[.W126])" office:value-type="float" office:value="1">
            <text:p>1</text:p>
          </table:table-cell>
          <table:table-cell table:formula="of:=IF(LOWER([.Y106])=&quot;e&quot;;[.X126]+1;[.X126])" office:value-type="float" office:value="1">
            <text:p>1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2">
            <text:p>2</text:p>
          </table:table-cell>
          <table:table-cell table:formula="of:=SUM([.N124:.N128])" office:value-type="float" office:value="2">
            <text:p>2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80">
            <text:p>8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true">
            <text:p>TRU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true">
            <text:p>TRU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2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2:51:11.81</meta:creation-date>
    <meta:editing-duration>PT3M35S</meta:editing-duration>
    <meta:editing-cycles>2</meta:editing-cycles>
    <meta:generator>OpenOffice/4.1.5$Win32 OpenOffice.org_project/415m1$Build-9789</meta:generator>
    <dc:date>2018-11-09T22:54:43.95</dc:date>
    <meta:document-statistic meta:table-count="5" meta:cell-count="4547" meta:object-count="0"/>
  </office:meta>
</office:document-meta>
</file>